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20-10-1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9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7-07-2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6-10-20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11-2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10-2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09-24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08-26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07-06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06-10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05-20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03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02-24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5-01-2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12-08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11-13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08-27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07-31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06-30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05-23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04-10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03-20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02-2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4-01-17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11-22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10-25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09-27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08-15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06-28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05-22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04-18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03-22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02-08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3-01-11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2-10-1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2-09-0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2-06-08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2-03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2-02-14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1-12-16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1-10-18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1-09-2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1-07-20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1-05-18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1-03-14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1-02-08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1-01-0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0-10-12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0-09-0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0-07-28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0-06-02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0-04-27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0-03-2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10-02-0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09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0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0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2008-01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15119150101</text:p>
          </table:table-cell>
          <table:table-cell office:value-type="string" calcext:value-type="string">
            <text:p>196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